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0d0fb" draw:textarea-horizontal-align="justify" draw:textarea-vertical-align="middle" draw:auto-grow-height="false" fo:min-height="0.779cm" fo:min-width="14.994cm"/>
    </style:style>
    <style:style style:name="gr2" style:family="graphic" style:parent-style-name="standard">
      <style:graphic-properties draw:fill-color="#00fa9a" draw:textarea-horizontal-align="justify" draw:textarea-vertical-align="middle" draw:auto-grow-height="false" fo:min-height="1.4cm" fo:min-width="9.407cm"/>
    </style:style>
    <style:style style:name="gr3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draw:fill-color="#90d0fb" draw:textarea-horizontal-align="justify" draw:textarea-vertical-align="middle" draw:auto-grow-height="false" fo:min-height="0.78cm" fo:min-width="14.994cm"/>
    </style:style>
    <style:style style:name="gr5" style:family="graphic" style:parent-style-name="standard">
      <style:graphic-properties draw:fill-color="#00fa9a" draw:textarea-horizontal-align="justify" draw:textarea-vertical-align="middle" draw:auto-grow-height="false" fo:min-height="0.553cm" fo:min-width="9.407cm"/>
    </style:style>
    <style:style style:name="gr6" style:family="graphic" style:parent-style-name="standard">
      <style:graphic-properties draw:fill-color="#00fa9a" draw:textarea-horizontal-align="justify" draw:textarea-vertical-align="middle" draw:auto-grow-height="false" fo:min-height="0.552cm" fo:min-width="9.407cm"/>
    </style:style>
    <style:style style:name="gr7" style:family="graphic" style:parent-style-name="standard">
      <style:graphic-properties draw:stroke="none" draw:fill="none" fo:min-height="1.2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90d0fb"/>
      <style:paragraph-properties fo:text-align="center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-color="#00fa9a"/>
      <style:paragraph-properties fo:text-align="center"/>
      <style:text-properties fo:font-size="24pt"/>
    </style:style>
    <style:style style:name="P4" style:family="paragraph">
      <loext:graphic-properties draw:fill="none"/>
      <style:paragraph-properties fo:text-align="center"/>
      <style:text-properties fo:font-size="22pt"/>
    </style:style>
    <style:style style:name="P5" style:family="paragraph">
      <loext:graphic-properties draw:fill-color="#00fa9a"/>
      <style:paragraph-properties fo:text-align="center"/>
      <style:text-properties fo:font-size="22pt"/>
    </style:style>
    <style:style style:name="P6" style:family="paragraph">
      <loext:graphic-properties draw:fill-color="#00fa9a"/>
      <style:paragraph-properties fo:text-align="center"/>
      <style:text-properties fo:font-size="22pt" style:font-size-asian="20pt" style:font-size-complex="20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/>
    </style:style>
    <style:style style:name="T4" style:family="text">
      <style:text-properties fo:font-size="22pt" style:font-size-asian="20pt" style:font-size-complex="2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5.494cm" svg:height="1.029cm" svg:x="12.084cm" svg:y="0.762cm">
          <text:p><text:span text:style-name="T1">Downloaded </text:span><text:span text:style-name="T2">425,969</text:span><text:span text:style-name="T1"> clinical trials in X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2.507cm">
          <text:p text:style-name="P2"><text:span text:style-name="T1">Extracted 35,926 clinical trials with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4.252cm">
          <text:p text:style-name="P2"><text:span text:style-name="T1">Data from 766 fields index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5.996cm">
          <text:p text:style-name="P2"><text:span text:style-name="T1">9 unit fields indexed with relation to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15.395cm">
          <text:p text:style-name="P2"><text:span text:style-name="T1">NLP calculates proximity between all 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1.322cm" svg:y="9.544cm">
          <text:p text:style-name="P2"><text:span text:style-name="T1"><text:s/></text:span><text:span text:style-name="T1">4041 unique CDISC unit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17.139cm">
          <text:p text:style-name="P2"><text:span text:style-name="T1">Machine Learning clusters close 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906cm" svg:height="2.64cm" svg:x="0.254cm" svg:y="17.272cm">
          <text:p text:style-name="P2"><text:span text:style-name="T3">ClinicalUnitMapping.com</text:span></text:p>
          <text:p text:style-name="P2"><text:span text:style-name="T3">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19.45cm" svg:y1="1.791cm" svg:x2="19.45cm" svg:y2="2.507cm">
          <text:p/>
        </draw:line>
        <draw:line draw:style-name="gr3" draw:text-style-name="P4" draw:layer="layout" svg:x1="19.45cm" svg:y1="3.536cm" svg:x2="19.45cm" svg:y2="4.252cm">
          <text:p/>
        </draw:line>
        <draw:line draw:style-name="gr3" draw:text-style-name="P4" draw:layer="layout" svg:x1="19.45cm" svg:y1="5.28cm" svg:x2="19.45cm" svg:y2="5.996cm">
          <text:p/>
        </draw:line>
        <draw:line draw:style-name="gr3" draw:text-style-name="P4" draw:layer="layout" svg:x1="19.45cm" svg:y1="7.024cm" svg:x2="19.45cm" svg:y2="7.74cm">
          <text:p/>
        </draw:line>
        <draw:line draw:style-name="gr3" draw:text-style-name="P4" draw:layer="layout" svg:x1="19.45cm" svg:y1="16.456cm" svg:x2="19.45cm" svg:y2="17.172cm">
          <text:p/>
        </draw:line>
        <draw:line draw:style-name="gr3" draw:text-style-name="P4" draw:layer="layout" svg:x1="19.45cm" svg:y1="18.167cm" svg:x2="19.45cm" svg:y2="18.883cm">
          <text:p/>
        </draw:line>
        <draw:line draw:style-name="gr3" draw:text-style-name="P4" draw:layer="layout" svg:x1="27.224cm" svg:y1="8.627cm" svg:x2="27.224cm" svg:y2="15.395cm">
          <text:p/>
        </draw:line>
        <draw:line draw:style-name="gr3" draw:text-style-name="P4" draw:layer="layout" svg:x1="9.925cm" svg:y1="7.546cm" svg:x2="9.925cm" svg:y2="11.992cm">
          <text:p/>
        </draw:line>
        <draw:line draw:style-name="gr3" draw:text-style-name="P4" draw:layer="layout" svg:x1="9.952cm" svg:y1="1.27cm" svg:x2="11.984cm" svg:y2="1.27cm">
          <text:p/>
        </draw:line>
        <draw:line draw:style-name="gr3" draw:text-style-name="P4" draw:layer="layout" svg:x1="12.446cm" svg:y1="19.404cm" svg:x2="10.114cm" svg:y2="19.404cm">
          <text:p/>
        </draw:line>
        <draw:custom-shape draw:style-name="gr4" draw:text-style-name="P1" draw:layer="layout" svg:width="15.494cm" svg:height="1.03cm" svg:x="12.084cm" svg:y="7.74cm">
          <text:p text:style-name="P2"><text:span text:style-name="T1"><text:s/></text:span><text:span text:style-name="T1">36,752 unique units extra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9.906cm" svg:height="1.284cm" svg:x="0.254cm" svg:y="6.604cm">
          <text:p text:style-name="P2"><text:span text:style-name="T3">Unit Ontology / BioPorta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11.684cm" svg:y1="3.81cm" svg:x2="11.684cm" svg:y2="9.53cm">
          <text:p/>
        </draw:line>
        <draw:line draw:style-name="gr3" draw:text-style-name="P4" draw:layer="layout" svg:x1="10.896cm" svg:y1="5.602cm" svg:x2="10.896cm" svg:y2="10.768cm">
          <text:p/>
        </draw:line>
        <draw:line draw:style-name="gr3" draw:text-style-name="P4" draw:layer="layout" svg:x1="9.916cm" svg:y1="3.824cm" svg:x2="11.684cm" svg:y2="3.81cm">
          <text:p/>
        </draw:line>
        <draw:line draw:style-name="gr3" draw:text-style-name="P4" draw:layer="layout" svg:x1="9.825cm" svg:y1="5.602cm" svg:x2="10.896cm" svg:y2="5.602cm">
          <text:p/>
        </draw:line>
        <draw:custom-shape draw:style-name="gr5" draw:text-style-name="P5" draw:layer="layout" svg:width="9.906cm" svg:height="1.284cm" svg:x="0.254cm" svg:y="4.826cm">
          <text:p text:style-name="P2"><text:span text:style-name="T1">RTMMS (NIST/IEEE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5.494cm" svg:height="1.029cm" svg:x="9.644cm" svg:y="11.992cm">
          <text:p text:style-name="P2"><text:span text:style-name="T1"><text:s/></text:span><text:span text:style-name="T1">604 unique Unit Ontology unit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0.506cm" svg:y="10.768cm">
          <text:p text:style-name="P2"><text:span text:style-name="T2"><text:s/></text:span><text:span text:style-name="T2">1023 RTMMS &amp; 61 UCUM - </text:span><text:span text:style-name="T1">unique unit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1.322cm" svg:y="13.716cm">
          <text:p text:style-name="P2"><text:span text:style-name="T1">Overall 5729 unique auxiliary units map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9.45cm" svg:y1="14.745cm" svg:x2="19.45cm" svg:y2="15.461cm">
          <text:p/>
        </draw:line>
        <draw:line draw:style-name="gr3" draw:text-style-name="P4" draw:layer="layout" svg:x1="26.462cm" svg:y1="10.573cm" svg:x2="26.462cm" svg:y2="13.716cm">
          <text:p/>
        </draw:line>
        <draw:line draw:style-name="gr3" draw:text-style-name="P4" draw:layer="layout" svg:x1="25.446cm" svg:y1="11.797cm" svg:x2="25.446cm" svg:y2="13.716cm">
          <text:p/>
        </draw:line>
        <draw:line draw:style-name="gr3" draw:text-style-name="P4" draw:layer="layout" svg:x1="24.376cm" svg:y1="13.021cm" svg:x2="24.376cm" svg:y2="13.737cm">
          <text:p/>
        </draw:line>
        <draw:custom-shape draw:style-name="gr6" draw:text-style-name="P6" draw:layer="layout" svg:width="9.906cm" svg:height="1.283cm" svg:x="0.254cm" svg:y="0.749cm">
          <text:p text:style-name="P2"><text:span text:style-name="T4">ClinicalTrials.Gov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9.906cm" svg:height="1.284cm" svg:x="0.254cm" svg:y="3.048cm">
          <text:p text:style-name="P2"><text:span text:style-name="T1">CDISC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5.494cm" svg:height="1.029cm" svg:x="12.084cm" svg:y="18.883cm">
          <text:p text:style-name="P2"><text:span text:style-name="T1">105 unit clusters 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573cm" svg:height="1.46cm" svg:x="13.63cm" svg:y="9.888cm">
          <draw:text-box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ko" style:country-asian="KR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ko" style:country-asian="KR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Lucida Sans1" style:font-family-asian="'Lucida Sans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Lucida Sans1" style:font-family-asian="'Lucida San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Lucida Sans1" style:font-family-asian="'Lucida Sans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8:18:51.462000000</meta:creation-date>
    <dc:date>2022-11-19T11:15:40.721000000</dc:date>
    <meta:editing-duration>PT1H5M47S</meta:editing-duration>
    <meta:editing-cycles>14</meta:editing-cycles>
    <meta:generator>LibreOffice/6.1.5.2$Windows_X86_64 LibreOffice_project/90f8dcf33c87b3705e78202e3df5142b201bd805</meta:generator>
    <meta:document-statistic meta:object-count="61"/>
  </office:meta>
</office:document-meta>
</file>